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499cm"/>
    </style:style>
    <style:style style:name="T1" style:family="text">
      <style:text-properties fo:font-size="10pt"/>
    </style:style>
    <style:style style:name="T2" style:family="text">
      <style:text-properties fo:font-size="10pt" fo:font-style="italic"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enas.<text:line-break/><text:line-break/>Este es el funcionamiento del plugin webdav de Roundcube. A bajo nivel, el plugin utiliza la clase WebDAVClient definida en abook_webdav_client.php, que es la misma empleada desde Squirrelmail. Se usan los mismos métodos para obtener listas de contactos y para obtener cada contacto en concreto.<text:line-break/><text:line-break/>1.- Se realiza la conexión con Webdav:</text:p>
      <text:p text:style-name="Quotations"><text:span text:style-name="Teletype">$this-&gt;dav = new WebDAVClient ($webdav_abook_user_url, $username, $password);</text:span></text:p>
      <text:p text:style-name="Text_20_body">2.- Acto seguido, webmail pide la lista de contactos. Para obtenerla, primero se le pide al cliente Webdav que obtenga una lista de los contactos almacenados mediante el método <text:span text:style-name="Teletype">getVcardListName</text:span>:</text:p>
      <text:p text:style-name="Quotations"><text:span text:style-name="Teletype">$vcard_list = $this-&gt;dav-&gt;getVcardListName ($this-&gt;category . '/');</text:span></text:p>
      <text:p text:style-name="Text_20_body">El resultado obtenido para mi usuario es:</text:p>
      <text:p text:style-name="Quotations"><text:span text:style-name="Teletype"><text:span text:style-name="T1">[28-Nov-2013 11:25:18 +0100]: Vcard list:<text:line-break/>Array<text:line-break/>(<text:line-break/>    [0] =&gt; AlejandoCastellano_20131121T073452Z.vcf<text:line-break/>    [1] =&gt; AlfredoSarmiento_20131121T073457Z.vcf<text:line-break/>    [2] =&gt; AlvaroZabala_20131121T073458Z.vcf<text:line-break/>    [3] =&gt; AnaIsabelCruzNavarro_20131121T073459Z.vcf<text:line-break/>    [4] =&gt; AntonioBlanco_20131121T073507Z.vcf<text:line-break/>    [5] =&gt; AntonioGaviraParedes_20131121T073510Z.vcf<text:line-break/>    [6] =&gt; AntonioMiguelCerveraGuerrero_20131121T073515Z.vcf<text:line-break/>    [7] =&gt; AntonioMolina_20131121T073516Z.vcf<text:line-break/>    [8] =&gt; AntonioSantos_20131121T073517Z.vcf<text:line-break/>    [9] =&gt; AntonioValverdeRamos_20131121T073518Z.vcf<text:line-break/>    [10] =&gt; AntonioViana_20131121T073520Z.vcf<text:line-break/>    [11] =&gt; AugustoGatellContreras_20131121T073522Z.vcf<text:line-break/>    [12] =&gt; CAUGUIACONTRATACION_20131121T073534Z.vcf<text:line-break/>    [13] =&gt; CAUINFOCOR_20131121T073535Z.vcf<text:line-break/>    [14] =&gt; CAUREPOSITORIO_20131121T073536Z.vcf<text:line-break/>    [15] =&gt; CAUTIC_20131121T073537Z.vcf<text:line-break/>    [16] =&gt; CarlosCanoRemesal_20131121T073528Z.vcf<text:line-break/>    [17] =&gt; CarlosIliaHerraizMontalvo_20131121T073529Z.vcf<text:line-break/>    [18] =&gt; CarlosLeal_20131121T073530Z.vcf<text:line-break/>    [19] =&gt; CarlosMArtundoPurroy_20131121T073531Z.vcf<text:line-break/>    [20] =&gt; CgpawPortalesChap_20131121T073539Z.vcf<text:line-break/>    [21] =&gt; CintaCastilloJimenez_20131121T073540Z.vcf<text:line-break/>    [22] =&gt; ContenidosPortal_20131121T073543Z.vcf<text:line-break/>    [23] =&gt; CristinaPuente_20131121T073545Z.vcf<text:line-break/>    [24] =&gt; DanielGamero_20131121T073547Z.vcf<text:line-break/>    [25] =&gt; DiegoFajardo_20131121T073551Z.vcf<text:line-break/>    [26] =&gt; EnriqueEncina_20131121T073558Z.vcf<text:line-break/>    [27] =&gt; ErnestoRevilla_20131121T073603Z.vcf<text:line-break/>    [28] =&gt; FelipeChica_20131121T073609Z.vcf<text:line-break/>    [29] =&gt; FelipeRomeraLubias_20131121T073610Z.vcf<text:line-break/>    [30] =&gt; FernandoReviriegoBarquilla_20131121T073615Z.vcf<text:line-break/>    [31] =&gt; FranciscoFuentes_20131121T073619Z.vcf<text:line-break/>    [32] =&gt; FranciscoJCanteroVillar_20131121T073621Z.vcf<text:line-break/>    [33] =&gt; FranciscoJavierMesaPizzano_20131121T073622Z.vcf<text:line-break/>    [34] =&gt; FranciscoMoraRecio_20131121T073625Z.vcf<text:line-break/></text:span></text:span><text:soft-page-break/><text:span text:style-name="Teletype"><text:span text:style-name="T1">    [35] =&gt; FranciscoPozo_20131121T073626Z.vcf<text:line-break/>    [36] =&gt; FranciscoRebollo_20131121T073627Z.vcf<text:line-break/>    [37] =&gt; ItziarOchotorenaZubizarreta_20131121T073636Z.vcf<text:line-break/>    [38] =&gt; JavierRuiz_20131121T073639Z.vcf<text:line-break/>    [39] =&gt; JorgePerezAndersen_20131121T073646Z.vcf<text:line-break/>    [40] =&gt; JoseLuisSalasEspina_20131121T073658Z.vcf<text:line-break/>    [41] =&gt; JoseMVillalobosCarballo_20131121T073700Z.vcf<text:line-break/>    [42] =&gt; Joselcastano_20131008T153305Z.vcf<text:line-break/>    [43] =&gt; JuanAntonioCampanoBerlanga_20131121T073707Z.vcf<text:line-break/>    [44] =&gt; JuanAntonioMoreno_20131121T073708Z.vcf<text:line-break/>    [45] =&gt; JuanCarlosCastilloParra_20131121T073709Z.vcf<text:line-break/>    [46] =&gt; JuanCarlosdeBona_20131121T073710Z.vcf<text:line-break/>    [47] =&gt; JuanConde_20131121T073712Z.vcf<text:line-break/>    [48] =&gt; JuanGaschIllescas_20131121T073714Z.vcf<text:line-break/>    [49] =&gt; JuanLeal_20131121T073718Z.vcf<text:line-break/>    [50] =&gt; JuanNavascuesFernandez_20131121T073721Z.vcf<text:line-break/>    [51] =&gt; JuanSOjeda_20131121T073722Z.vcf<text:line-break/>    [52] =&gt; JuanVelaQuiroga_20131121T073723Z.vcf<text:line-break/>    [53] =&gt; Jurufrito_20131121T072753Z.vcf<text:line-break/>    [54] =&gt; LorenzoVarelaPairet_20131121T073727Z.vcf<text:line-break/>    [55] =&gt; LuciaArbizuSabater_20131121T073728Z.vcf<text:line-break/>    [56] =&gt; MCarmenRaso_20131121T073731Z.vcf<text:line-break/>(etcétera)</text:span></text:span></text:p>
      <text:p text:style-name="Text_20_body">3.- Ahora, se decide qué contactos hay que obtener según la página que hay que mostrar.  Por ejemplo, para la página 1, se mostrarán los 40 primeros. Webmail solicita al cliente obtener los vcards de los 40 primeros archivos .vcf de esa lista, con vistas a parsear cada .vcf obtenido y sacar el nombre del contacto para mostrar:</text:p>
      <text:p text:style-name="Quotations"><text:span text:style-name="Teletype">foreach ($vcard_list as $vcard_filename) {<text:line-break/>          $this-&gt;loga ("list_records :: found $vcard_filename");<text:line-break/>          $total_entries ++;<text:line-break/><text:line-break/>          // Get current vcard:<text:line-break/>          $vcard = $this-&gt;dav-&gt;getVcard ($vcard_filename, $this-&gt;category . '/');<text:line-break/>          $this-&gt;loga (print_r ($vcard, 1));<text:line-break/>...</text:span></text:p>
      <text:p text:style-name="Text_20_body"><text:line-break/>Este es el resultado de lo obtenido en esta fase. Como se ve, siempre se obtiene la misma vcard sin importar qué archivo se esté solicitando. La Vcard obtenida en todos los casos es la primera que se solicitó:</text:p>
      <text:p text:style-name="Quotations"><text:span text:style-name="Teletype"><text:span text:style-name="T1">[28-Nov-2013 11:32:07 +0100]: list_records :: found AlejandoCastellano_20131121T073452Z.vcf<text:line-break/>[28-Nov-2013 11:32:07 +0100]: BEGIN:VCARD<text:line-break/>VERSION:3.0<text:line-break/></text:span></text:span><text:span text:style-name="Teletype"><text:span text:style-name="T2">N:Castellano;;;;<text:line-break/>FN:Array [firstname] Castellano<text:line-break/>NICKNAME:Alejando Castellano</text:span></text:span><text:span text:style-name="Teletype"><text:span text:style-name="T1"><text:line-break/>BDAY:<text:line-break/>ADR;TYPE=WORK:;;;;;;<text:line-break/>TEL;TYPE=HOME,VOICE:692918<text:line-break/>TEL;TYPE=WORK,VOICE:692918<text:line-break/>TEL;TYPE=WORK,CELL:692918<text:line-break/>TEL;TYPE=WORK,FAX:692918<text:line-break/>TEL;TYPE=FAX,HOME:<text:line-break/></text:span></text:span><text:soft-page-break/><text:span text:style-name="Teletype"><text:span text:style-name="T1">TEL;TYPE=CELL,HOME:<text:line-break/>TEL;TYPE=PAGER:<text:line-break/>TEL;TYPE=VOICE:<text:line-break/>TEL;TYPE=PREF,VOICE:<text:line-break/>TEL;TYPE=FAX:<text:line-break/>TEL;TYPE=CELL:<text:line-break/></text:span></text:span><text:a xlink:type="simple" xlink:href="mailto:EMAIL;TYPE%3Dinternet:alejandro.castellano.ext@juntadeandalucia.es"><text:span text:style-name="Teletype"><text:span text:style-name="T1">EMAIL;TYPE=internet:alejandro.castellano.ext@juntadeandalucia.es</text:span></text:span></text:a><text:span text:style-name="Teletype"><text:span text:style-name="T1"><text:line-break/>EMAIL;TYPE=HOME:<text:line-break/>EMAIL;TYPE=WORK:<text:line-break/>TITLE:<text:line-break/>ORG:Sopra;;<text:line-break/>CATEGORIES:<text:line-break/>NOTE:<text:line-break/>REV:2013-11-21T07:34:52<text:line-break/>UID:AlejandoCastellano_20131121T073452Z<text:line-break/>URL:<text:line-break/>END:VCARD<text:line-break/><text:line-break/>[28-Nov-2013 11:32:07 +0100]: list_records :: found AlfredoSarmiento_20131121T073457Z.vcf<text:line-break/>[28-Nov-2013 11:32:07 +0100]: BEGIN:VCARD<text:line-break/>VERSION:3.0<text:line-break/></text:span></text:span><text:span text:style-name="Teletype"><text:span text:style-name="T2">N:Castellano;;;;<text:line-break/>FN:Array [firstname] Castellano<text:line-break/>NICKNAME:Alejando Castellano</text:span></text:span><text:span text:style-name="Teletype"><text:span text:style-name="T1"><text:line-break/>BDAY:<text:line-break/>ADR;TYPE=WORK:;;;;;;<text:line-break/>TEL;TYPE=HOME,VOICE:692918<text:line-break/>TEL;TYPE=WORK,VOICE:692918<text:line-break/>TEL;TYPE=WORK,CELL:692918<text:line-break/>TEL;TYPE=WORK,FAX:692918<text:line-break/>TEL;TYPE=FAX,HOME:<text:line-break/>TEL;TYPE=CELL,HOME:<text:line-break/>TEL;TYPE=PAGER:<text:line-break/>TEL;TYPE=VOICE:<text:line-break/>TEL;TYPE=PREF,VOICE:<text:line-break/>TEL;TYPE=FAX:<text:line-break/>TEL;TYPE=CELL:<text:line-break/></text:span></text:span><text:a xlink:type="simple" xlink:href="mailto:EMAIL;TYPE%3Dinternet:alejandro.castellano.ext@juntadeandalucia.es"><text:span text:style-name="Teletype"><text:span text:style-name="T1">EMAIL;TYPE=internet:alejandro.castellano.ext@juntadeandalucia.es</text:span></text:span></text:a><text:span text:style-name="Teletype"><text:span text:style-name="T1"><text:line-break/>EMAIL;TYPE=HOME:<text:line-break/>EMAIL;TYPE=WORK:<text:line-break/>TITLE:<text:line-break/>ORG:Sopra;;<text:line-break/>CATEGORIES:<text:line-break/>NOTE:<text:line-break/>REV:2013-11-21T07:34:52<text:line-break/>UID:AlejandoCastellano_20131121T073452Z<text:line-break/>URL:<text:line-break/>END:VCARD<text:line-break/><text:line-break/>[28-Nov-2013 11:32:07 +0100]: list_records :: found AlvaroZabala_20131121T073458Z.vcf<text:line-break/>[28-Nov-2013 11:32:07 +0100]: BEGIN:VCARD<text:line-break/>VERSION:3.0<text:line-break/></text:span></text:span><text:span text:style-name="Teletype"><text:span text:style-name="T2">N:Castellano;;;;<text:line-break/>FN:Array [firstname] Castellano<text:line-break/>NICKNAME:Alejando Castellano</text:span></text:span><text:span text:style-name="Teletype"><text:span text:style-name="T1"><text:line-break/>BDAY:<text:line-break/>ADR;TYPE=WORK:;;;;;;<text:line-break/>TEL;TYPE=HOME,VOICE:692918<text:line-break/>TEL;TYPE=WORK,VOICE:692918<text:line-break/>TEL;TYPE=WORK,CELL:692918<text:line-break/></text:span></text:span><text:soft-page-break/><text:span text:style-name="Teletype"><text:span text:style-name="T1">TEL;TYPE=WORK,FAX:692918<text:line-break/>TEL;TYPE=FAX,HOME:<text:line-break/>TEL;TYPE=CELL,HOME:<text:line-break/>TEL;TYPE=PAGER:<text:line-break/>TEL;TYPE=VOICE:<text:line-break/>TEL;TYPE=PREF,VOICE:<text:line-break/>TEL;TYPE=FAX:<text:line-break/>TEL;TYPE=CELL:<text:line-break/></text:span></text:span><text:a xlink:type="simple" xlink:href="mailto:EMAIL;TYPE%3Dinternet:alejandro.castellano.ext@juntadeandalucia.es"><text:span text:style-name="Teletype"><text:span text:style-name="T1">EMAIL;TYPE=internet:alejandro.castellano.ext@juntadeandalucia.es</text:span></text:span></text:a><text:span text:style-name="Teletype"><text:span text:style-name="T1"><text:line-break/>EMAIL;TYPE=HOME:<text:line-break/>EMAIL;TYPE=WORK:<text:line-break/>TITLE:<text:line-break/>ORG:Sopra;;<text:line-break/>CATEGORIES:<text:line-break/>NOTE:<text:line-break/>REV:2013-11-21T07:34:52<text:line-break/>UID:AlejandoCastellano_20131121T073452Z<text:line-break/>URL:<text:line-break/>END:VCARD<text:line-break/><text:line-break/>(etcétera)</text:span></text:span></text:p>
      <text:p text:style-name="Text_20_body">Al recargar la página y solicitarse de nuevo los datos, ya se obtienen correctamente. Sin embargo, al consultar una sola entrada, para lo cual se vuelve a pedir la Vcard al servidor, siempre devuelve la última que obtuvo al obtener la lista, o sea, la última de la lista mostrada. Si se insiste un poco, termina por funcionar una vez, tras la cual vuelve a devolver una y otra vez el último contacto que se trajo. Sin conocer el funcionamiento interno del CSA, diría que se trata de un problema de cacheo.<text:line-break/><text:line-break/>El comportamiento es correcto si en vez de atacar al CSA se ataca a un SAD en concreto.<text:line-break/><text:line-break/>Un salu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fo:text-indent="0cm" style:auto-text-indent="false"/>
    </style:style>
    <style:style style:name="Teletype"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anrc </meta:initial-creator>
    <meta:creation-date>2013-11-29T11:05:08</meta:creation-date>
    <meta:document-statistic meta:table-count="0" meta:image-count="0" meta:object-count="0" meta:page-count="4" meta:paragraph-count="11" meta:word-count="646" meta:character-count="7178"/>
    <dc:date>2013-11-29T11:05:27</dc:date>
    <dc:creator>franrc </dc:creator>
    <meta:editing-duration>PT00H00M20S</meta:editing-duration>
    <meta:editing-cycles>1</meta:editing-cycles>
    <meta:generator>OpenOffice.org/3.2$Linux OpenOffice.org_project/320m12$Build-9483</meta:generator>
  </office:meta>
</office:document-meta>
</file>